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3">
      <style:text-properties fo:font-size="12pt" fo:font-weight="bold" fo:background-color="#ffff00" style:font-size-asian="12pt" style:font-weight-asian="bold" style:font-size-complex="12pt" style:font-weight-complex="bold"/>
    </style:style>
    <style:style style:name="P2" style:family="paragraph" style:parent-style-name="Text_20_body" style:list-style-name="L1"/>
    <style:style style:name="P3" style:family="paragraph" style:parent-style-name="Preformatted_20_Text" style:list-style-name="L1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282a36"/>
    </style:style>
    <style:style style:name="P4" style:family="paragraph" style:parent-style-name="Text_20_body" style:list-style-name="L2"/>
    <style:style style:name="P5" style:family="paragraph" style:parent-style-name="Preformatted_20_Text" style:list-style-name="L2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282a36"/>
    </style:style>
    <style:style style:name="P6" style:family="paragraph" style:parent-style-name="Text_20_body" style:list-style-name="L2">
      <style:text-properties fo:font-weight="bold"/>
    </style:style>
    <style:style style:name="P7" style:family="paragraph" style:parent-style-name="Text_20_body" style:list-style-name="L3"/>
    <style:style style:name="P8" style:family="paragraph" style:parent-style-name="Preformatted_20_Text" style:list-style-name="L3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282a36"/>
    </style:style>
    <style:style style:name="T1" style:family="text">
      <style:text-properties fo:font-weight="bold"/>
    </style:style>
    <style:style style:name="T2" style:family="text">
      <style:text-properties fo:font-weight="normal" officeooo:rsid="0018e42e" style:font-weight-asian="normal" style:font-weight-complex="normal"/>
    </style:style>
    <style:style style:name="T3" style:family="text">
      <style:text-properties fo:color="#f8f8f2" loext:opacity="100%" fo:language="zxx" fo:country="none" fo:font-style="normal" style:text-underline-style="none" fo:font-weight="normal" fo:background-color="transparent" loext:char-shading-value="0"/>
    </style:style>
    <style:style style:name="T4" style:family="text">
      <style:text-properties officeooo:rsid="0018e42e"/>
    </style:style>
    <style:style style:name="T5" style:family="text">
      <style:text-properties fo:color="#f8f8f2" loext:opacity="100%" fo:language="zxx" fo:country="none" fo:font-style="normal" style:text-underline-style="none" fo:font-weight="normal" officeooo:rsid="0018e42e" fo:background-color="transparent" loext:char-shading-value="0"/>
    </style:style>
    <style:style style:name="T6" style:family="text">
      <style:text-properties fo:font-style="italic"/>
    </style:style>
    <style:style style:name="T7" style:family="text">
      <style:text-properties fo:font-style="italic" officeooo:rsid="0018e42e"/>
    </style:style>
    <style:style style:name="T8" style:family="text">
      <style:text-properties fo:color="#ff79c6" loext:opacity="100%" fo:language="zxx" fo:country="none" fo:font-style="normal" style:text-underline-style="none" fo:font-weight="normal" fo:background-color="transparent" loext:char-shading-value="0"/>
    </style:style>
    <style:style style:name="T9" style:family="text">
      <style:text-properties fo:color="#6272a4" loext:opacity="100%" fo:language="zxx" fo:country="none" fo:font-style="normal" style:text-underline-style="none" fo:font-weight="normal" fo:background-color="transparent" loext:char-shading-value="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abe66483d9bade81">
        <text:h text:style-name="P1" text:outline-level="3">Pracujte v CPT. Vytvořte LAN síť s routerem do internetu, 3 switche a 100 zapojených PC. Dostanete zprávu, že PC s IP x.y.u.w /24 je zavirovaný. (Řešte přes VLAN 1)</text:h>
        <text:h text:style-name="Heading_20_3" text:outline-level="3">1. Zjištění MAC adresy na Routeru</text:h>
        <text:list text:style-name="L1">
          <text:list-item>
            <text:p text:style-name="P2">Klikni na <text:span text:style-name="T1">Router</text:span> a jdi do <text:span text:style-name="T1">CLI </text:span><text:span text:style-name="T2">a ENABLE modu</text:span>.</text:p>
          </text:list-item>
          <text:list-item>
            <text:p text:style-name="P2">Zadej příkaz pro zobrazení ARP tabulky:</text:p>
            <text:p text:style-name="P3"><text:span text:style-name="Source_20_Text"><text:span text:style-name="T3">Router# show arp</text:span></text:span></text:p>
          </text:list-item>
          <text:list-item>
            <text:p text:style-name="P2">V seznamu najdi řádek s IP adresou <text:span text:style-name="Source_20_Text">x.y.u.w</text:span>. Vedle ní <text:span text:style-name="T4">je</text:span> <text:span text:style-name="T1">Hardware Address</text:span> (např. <text:span text:style-name="Source_20_Text">0001.abcd.ef01</text:span>). Tuto MAC adresu si <text:span text:style-name="T4">zapiš</text:span>.</text:p>
          </text:list-item>
        </text:list>
        <text:p text:style-name="Horizontal_20_Line"/>
        <text:h text:style-name="Heading_20_3" text:outline-level="3">2. Vyhledání switche a portu</text:h>
        <text:p text:style-name="Text_20_body">Teď musíš projít switche a zjistit, kde se tato MAC adresa nachází. Začni u switche, který je přímo připojen k routeru.</text:p>
        <text:list text:style-name="L2">
          <text:list-item>
            <text:p text:style-name="P4">Klikni na <text:span text:style-name="T1">Switch</text:span> a v <text:span text:style-name="T1">CLI</text:span> zadej:</text:p>
            <text:p text:style-name="P5"><text:span text:style-name="Source_20_Text"><text:span text:style-name="T3">Switch# show mac address-table | include </text:span></text:span><text:span text:style-name="Source_20_Text"><text:span text:style-name="T5">abcd.efgh</text:span></text:span></text:p>
            <text:p text:style-name="P4"><text:span text:style-name="T6">(Místo </text:span><text:span text:style-name="Source_20_Text"><text:span text:style-name="T6">abcd.</text:span></text:span><text:span text:style-name="Source_20_Text"><text:span text:style-name="T7">efgh</text:span></text:span><text:span text:style-name="T6"> napiš koncovku MAC adresy, kterou jsi našel v kroku 1).</text:span></text:p>
          </text:list-item>
          <text:list-item>
            <text:p text:style-name="P6">Jak číst výsledek:</text:p>
            <text:list>
              <text:list-item>
                <text:p text:style-name="P4">Pokud příkaz vypíše port, který vede k <text:span text:style-name="T1">dalšímu switchi</text:span> (např. Gig0/1), musíš se přesunout na ten další switch a zopakovat příkaz tam.</text:p>
              </text:list-item>
              <text:list-item>
                <text:p text:style-name="P4">Pokud příkaz vypíše port, do kterého je zapojený<text:span text:style-name="T1"> počítač</text:span> (např. Fa0/15), našel jsi hledané místo.</text:p>
              </text:list-item>
            </text:list>
          </text:list-item>
        </text:list>
        <text:p text:style-name="Horizontal_20_Line"/>
        <text:h text:style-name="Heading_20_3" text:outline-level="3">3. Zakázání infikovaného portu</text:h>
        <text:p text:style-name="Text_20_body">Jakmile znáš přesný switch a port (řekněme, že je to <text:span text:style-name="Source_20_Text">FastEthernet 0/15</text:span> na <text:span text:style-name="Source_20_Text">Switch2</text:span>), musíš ho administrativně vypnout, aby se nákaza nešířila.</text:p>
        <text:list text:style-name="L3">
          <text:list-item>
            <text:p text:style-name="P7">Vstup do nastavení konkrétního rozhraní:</text:p>
            <text:p text:style-name="P8"><text:span text:style-name="Source_20_Text"><text:span text:style-name="T3">Switch2</text:span></text:span><text:span text:style-name="Source_20_Text"><text:span text:style-name="T8">(</text:span></text:span><text:span text:style-name="Source_20_Text"><text:span text:style-name="T3">config</text:span></text:span><text:span text:style-name="Source_20_Text"><text:span text:style-name="T8">)</text:span></text:span><text:span text:style-name="Source_20_Text"><text:span text:style-name="T9"># interface FastEthernet 0/15</text:span></text:span></text:p>
          </text:list-item>
          <text:list-item>
            <text:p text:style-name="P7">Vypni port:</text:p>
            <text:p text:style-name="P8"><text:span text:style-name="Source_20_Text"><text:span text:style-name="T3">Switch2</text:span></text:span><text:span text:style-name="Source_20_Text"><text:span text:style-name="T8">(</text:span></text:span><text:span text:style-name="Source_20_Text"><text:span text:style-name="T3">config-if</text:span></text:span><text:span text:style-name="Source_20_Text"><text:span text:style-name="T8">)</text:span></text:span><text:span text:style-name="Source_20_Text"><text:span text:style-name="T9"># shutdown</text:span></text:span></text:p>
          </text:list-item>
        </text:list>
        <text:h text:style-name="Heading_20_3" text:outline-level="3">Ověření</text:h>
        <text:p text:style-name="Text_20_body">V grafickém rozhraní CPT uvidíš, že kulička u daného portu na switchi se změnila ze zelené na <text:span text:style-name="T1">červenou</text:span>. To signalizuje, že port je administrativně vypnutý a PC je izolováno od sítě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Roboto1" style:font-family-complex="Roboto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9:23:19.467451911</meta:creation-date>
    <dc:date>2026-04-22T19:28:24.225758544</dc:date>
    <meta:editing-duration>PT5M6S</meta:editing-duration>
    <meta:editing-cycles>1</meta:editing-cycles>
    <meta:document-statistic meta:table-count="0" meta:image-count="0" meta:object-count="0" meta:page-count="1" meta:paragraph-count="22" meta:word-count="247" meta:character-count="1464" meta:non-whitespace-character-count="1248"/>
    <meta:generator>LibreOffice/26.2.2.2$Linux_X86_64 LibreOffice_project/620$Build-2</meta:generator>
  </office:meta>
</office:document-meta>
</file>